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writing-mode="rl-tb"/>
    </style:style>
    <style:style style:name="P4" style:family="paragraph" style:parent-style-name="Standard">
      <style:paragraph-properties fo:padding="0.0291in" fo:border-left="none" fo:border-right="none" fo:border-top="none" fo:border-bottom="0.06pt solid #000000" style:join-border="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margin-top="0.139in" fo:margin-bottom="0.0835in" fo:background-color="#ffffff">
        <style:background-image/>
      </style:paragraph-properties>
    </style:style>
    <style:style style:name="P8" style:family="paragraph" style:parent-style-name="Text_20_body">
      <style:paragraph-properties fo:margin-top="0.139in" fo:margin-bottom="0.0835in" fo:background-color="#ffffff">
        <style:background-image/>
      </style:paragraph-properties>
      <style:text-properties fo:font-weight="normal" style:font-weight-asian="normal" style:font-weight-complex="normal"/>
    </style:style>
    <style:style style:name="P9" style:family="paragraph" style:parent-style-name="Horizontal_20_Line">
      <style:text-properties fo:font-weight="normal" style:font-weight-asian="normal" style:font-weight-complex="normal"/>
    </style:style>
    <style:style style:name="T1" style:family="text">
      <style:text-properties fo:font-weight="bold"/>
    </style:style>
    <style:style style:name="T2" style:family="text">
      <style:text-properties fo:font-weight="bold" style:language-complex="he" style:country-complex="IL"/>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weight="normal" style:font-weight-asian="normal" style:font-weight-complex="normal"/>
    </style:style>
    <style:style style:name="T6"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ible Names in the Book of Daniel</text:p>
      <text:p text:style-name="P1">----------------------------</text:p>
      <text:p text:style-name="P1"/>
      <text:p text:style-name="P1">Nebuchadnezzar</text:p>
      <text:p text:style-name="P1"/>
      <text:p text:style-name="P1"/>
      <text:p text:style-name="P1"/>
      <text:p text:style-name="P2">Used in Daniel 1:1</text:p>
      <text:p text:style-name="P2">Strong's #: H5019</text:p>
      <text:p text:style-name="P6"><text:span text:style-name="T3">Nebuwkadne'tstsar</text:span> {neb-oo-kad-nets-tsar'} or נבכדנאצר Nebukadne'tstsar (2 Ki 24:1, 10) {neb-oo-kad-nets-tsar'} or נבוכדנאצר Nebuwkadnetstsar (Est 2:6, Dan 1:18) {neb-oo-kad-nets-tsar'} or נב of foreign derivation;; n pr m AV - Nebuchadrezzar 31, Nebuchadnezzar 29; 60 Nebuchadnezzar or Nebuchadrezzar = "may Nebo protect the crown" 1) the great king of Babylon who captured Jerusalem and carried Judah captive </text:p>
      <text:p text:style-name="P6">Gematria: 423 </text:p>
      <text:p text:style-name="P2"/>
      <text:p text:style-name="P1"/>
      <text:p text:style-name="Standard"/>
      <text:p text:style-name="Standard">Used in Daniel 2:28</text:p>
      <text:p text:style-name="Standard">Strong's #: H5020</text:p>
      <text:p text:style-name="P7"><text:span text:style-name="T1">Nebuwkadnetstsar (Aramaic) {neb-oo-kad-nets-tsar'}</text:span> corresponding to 05019;; n pr m AV - Nebuchadnezzar 31; 31 Nebuchadnezzar = "may Nebo protect the crown" 1) the great king of Babylon who captured Jerusalem and carried Judah captive </text:p>
      <text:p text:style-name="Text_20_body"><text:span text:style-name="T5">Gematria: 573 </text:span></text:p>
      <text:p text:style-name="Standard"><text:bookmark-start text:name="__DdeLink__39_1970109613"/></text:p>
      <text:p text:style-name="Standard">----------------------------<text:bookmark-end text:name="__DdeLink__39_1970109613"/></text:p>
      <text:p text:style-name="P3"><text:span text:style-name="T2">דָּנִיֵּאל</text:span><text:span text:style-name="T1">Daniel</text:span> (<text:a xlink:type="simple" xlink:href="http://en.wikipedia.org/wiki/Hebrew_language">Hebrew</text:a></text:p>
      <text:p text:style-name="Text_20_body"><text:bookmark-start text:name="__DdeLink__14_1970109613"/><text:span text:style-name="T5">Strong's #: H1840</text:span><text:bookmark-end text:name="__DdeLink__14_1970109613"/></text:p>
      <text:p text:style-name="Text_20_body"><text:span text:style-name="T5">Gematria Value: 95</text:span></text:p>
      <text:p text:style-name="Text_20_body"><text:span text:style-name="T5">“Daniel” means i</text:span>n Hebrew "God is my Judge".</text:p>
      <text:p text:style-name="P8">Daniye'l {daw-nee-yale'} in Ezekiel it is: דנאל Dani'el {daw-nee-ale'} from 01835 and 0410;; n pr m AV - Daniel 29; 29 Daniel = "God is my judge" 1) the 2nd son of David, by Abigail the Carmelitess 2) the 4th of the greater prophets, taken as hostage in the first deportation to Babylon, because of the gift of God of the interpretation of dreams, he became the 2nd in command of the Babylon empire and lasted through the end of the Babylonian empire and into the Persian empire. His prophecies are the key to the understanding of end time events. Noted for his purity and holiness by contemporary prophet, Ezekiel 2a) also, 'Belteshazzar' (01095 or 01096) 3) a priest of the line of Ithamar who sealed the covenant with Nehemiah </text:p>
      <text:p text:style-name="P6"/>
      <text:p text:style-name="P6">Gematria: 95 </text:p>
      <text:p text:style-name="P6"/>
      <text:p text:style-name="Text_20_body"><text:soft-page-break/><text:span text:style-name="T1"/></text:p>
      <text:p text:style-name="Text_20_body"><text:span text:style-name="T1">Belteshazzar</text:span></text:p>
      <text:p text:style-name="Text_20_body"><text:bookmark-start text:name="__DdeLink__16_1970109613"/><text:span text:style-name="Strong_20_Emphasis"><text:span text:style-name="T5">Strong's #: H1095</text:span></text:span><text:bookmark-end text:name="__DdeLink__16_1970109613"/></text:p>
      <text:p text:style-name="Text_20_body"><text:span text:style-name="Strong_20_Emphasis"><text:span text:style-name="T5">Beltesha'tstsar {bale-tesh-ats-tsar'}</text:span></text:span><text:span text:style-name="Strong_20_Emphasis"><text:span text:style-name="T5"> of foreign derivation;; n pr m AV - Belteshazzar 2; 2 Belteshazzar = "lord of the straitened's treasure" 1) the 4th of the greater prophets, taken as hostage in the first deportation to Babylon; because of the gift of God of the interpretation of dreams, he became the 2nd in command of the Babylon empire and lasted through the end of the Babylonian empire and into the Persian empire. His prophecies are the key to the understanding of end time events. Noted for his purity and holiness by contemporary prophet, Ezekiel 1a) also, 'Daniel' (01840 or 01841) </text:span></text:span></text:p>
      <text:p text:style-name="P9"/>
      <text:p text:style-name="P6">Gematria: 632 </text:p>
      <text:p text:style-name="Text_20_body"><text:span text:style-name="Strong_20_Emphasis"/></text:p>
      <text:p text:style-name="Text_20_body"><text:span text:style-name="Strong_20_Emphasis"/></text:p>
      <text:p text:style-name="Standard"/>
      <text:p text:style-name="Standard">-----------------------------</text:p>
      <text:h text:style-name="Heading_20_3" text:outline-level="3">Hananiah</text:h>
      <text:p text:style-name="Text_20_body">Strong's #: H2608</text:p>
      <text:p text:style-name="Text_20_body">Gematria Value: 123</text:p>
      <text:p text:style-name="Standard">Means: God has favored.</text:p>
      <text:p text:style-name="Standard"/>
      <text:p text:style-name="Standard"/>
      <text:p text:style-name="Standard"/>
      <text:p text:style-name="Text_20_body">Chananyah {khan-an-yaw'} or חנניהו Chananyahuw {khan-an-yaw'-hoo} from 02603 and 03050;; n pr m AV - Hananiah 29; 29 Hananiah = "God has favoured" 1) the godly friend of Daniel whom Nebuchadnezzar renamed Shadr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See also, 'Shadrach' (07714 or 07715) 2) one of the 14 sons of Heman and chief of the 16th course 3) a general in the army of King Uzziah 4) father of Zedekiah in the time of Jehoiakim 5) son of Azur, a Benjamite of Gibeon and a false prophet in the reign of Zedekiah king of Judah 6) grandfather of Irijah, the captain of the ward at the gate of Benjamin who arrested Jeremiah on the charge of deserting to the Chaldeans 7) a head of a Benjamite house 8) son of Zerubbabel from whom Christ derived His descent also called 'Joanna' by Luke 9) one of the sons of Bebai who returned with Ezra from Babylon 10) a priest, one of the makers of the sacred ointments and incense, who built a portion of the wall of Jerusalem in the days of Nehemiah 11) head of the priestly course of Jeremiah in the days of Joiakim 12) ruler of the palace at Jerusalem under Nehemiah and also, along with Hanani, the Tirshatha's brother, entrusted with the arrangements of guarding the gates of Jerusalem 13) Two post exilic Israelites </text:p>
      <text:p text:style-name="Text_20_body"><text:span text:style-name="T1"/></text:p>
      <text:p text:style-name="P6">Gematria: 123 </text:p>
      <text:p text:style-name="Standard"/>
      <text:p text:style-name="Standard"><text:soft-page-break/></text:p>
      <text:p text:style-name="Standard"/>
      <text:p text:style-name="P1">Shadrach</text:p>
      <text:p text:style-name="Text_20_body"><text:span text:style-name="Strong_20_Emphasis"><text:span text:style-name="T5">Strong's #: H7714</text:span></text:span></text:p>
      <text:p text:style-name="P7"><text:span text:style-name="T1">Shadrak {shad-rak'}</text:span> probably of foreign origin;; n pr m AV - Shadrach 1; 1 Shadrach = "royal" or "the great scribe" 1) the godly friend of Daniel whom Nebuchadnezzar renamed Shadr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also, 'Hananiah' (02608) </text:p>
      <text:p text:style-name="Text_20_body"><text:span text:style-name="T1"/></text:p>
      <text:p text:style-name="P6">Gematria: 524 </text:p>
      <text:p text:style-name="Standard"/>
      <text:p text:style-name="Standard"/>
      <text:p text:style-name="Standard"/>
      <text:p text:style-name="Standard"/>
      <text:p text:style-name="Text_20_body"><text:span text:style-name="T1">Shadrach</text:span> \<text:a xlink:type="simple" xlink:href="http://www.thinkbabynames.com/beginning/1/Sh">sh</text:a>(a)-dra-<text:a xlink:type="simple" xlink:href="http://www.thinkbabynames.com/ending/1/ch">ch</text:a>, <text:a xlink:type="simple" xlink:href="http://www.thinkbabynames.com/beginning/1/Shad">shad</text:a>-<text:a xlink:type="simple" xlink:href="http://www.thinkbabynames.com/ending/1/rach">rach</text:a>\ as a boy's name is of <text:a xlink:type="simple" xlink:href="http://www.thinkbabynames.com/search/1/babylonian">Babylonian</text:a> origin, and the meaning of Shadrach is "<text:a xlink:type="simple" xlink:href="http://www.thinkbabynames.com/search/1/command">command</text:a> of Aku". Aku was the <text:a xlink:type="simple" xlink:href="http://www.thinkbabynames.com/search/1/babylonian">Babylonian</text:a> <text:a xlink:type="simple" xlink:href="http://www.thinkbabynames.com/search/1/moon">moon</text:a> <text:a xlink:type="simple" xlink:href="http://www.thinkbabynames.com/search/1/god">god</text:a>. In the <text:a xlink:type="simple" xlink:href="http://www.thinkbabynames.com/search/1/old">Old</text:a> <text:a xlink:type="simple" xlink:href="http://www.thinkbabynames.com/search/1/testament">Testament</text:a>, one of the three <text:a xlink:type="simple" xlink:href="http://www.thinkbabynames.com/search/1/hebrew">Hebrew</text:a> men thrown into a <text:a xlink:type="simple" xlink:href="http://www.thinkbabynames.com/search/1/fiery">fiery</text:a> <text:a xlink:type="simple" xlink:href="http://www.thinkbabynames.com/search/1/furnace">furnace</text:a> by <text:a xlink:type="simple" xlink:href="http://www.thinkbabynames.com/search/1/king">King</text:a> <text:a xlink:type="simple" xlink:href="http://www.thinkbabynames.com/search/1/nebuchadnezzar">Nebuchadnezzar</text:a> and <text:a xlink:type="simple" xlink:href="http://www.thinkbabynames.com/search/1/rescued">rescued</text:a> by an <text:a xlink:type="simple" xlink:href="http://www.thinkbabynames.com/search/1/angel">angel</text:a>. Used steadily in the <text:a xlink:type="simple" xlink:href="http://www.thinkbabynames.com/search/1/16th">16th</text:a>-<text:a xlink:type="simple" xlink:href="http://www.thinkbabynames.com/search/1/19th">19th</text:a> centuries.</text:p>
      <text:p text:style-name="Text_20_body">Shadrach has 3 variant forms: <text:a xlink:type="simple" xlink:href="http://www.thinkbabynames.com/meaning/1/Shad"><text:span text:style-name="T1">Shad</text:span></text:a>, <text:a xlink:type="simple" xlink:href="http://www.thinkbabynames.com/meaning/1/Shadrack">Shadrack</text:a> and <text:a xlink:type="simple" xlink:href="http://www.thinkbabynames.com/meaning/1/Shadrick">Shadrick</text:a>.</text:p>
      <text:p text:style-name="Standard"/>
      <text:p text:style-name="Standard"/>
      <text:p text:style-name="Text_20_body">Additional info:</text:p>
      <text:p text:style-name="Text_20_body">Shadrach is a Babylonian name found in the Bible. Its meaning refers to Aku, the Babylonian god of the moon. Shadrach is found in the Book of Daniel in the story of the firey furnace. In this story three boys including Shadrach refuse King Nebuchadnezzar's order to worship a golden idol. All three are thrown into a firey furnace, yet emerge unharmed. This leads King Nebuchadnezzar to command all to worship the boys' god of the Old Testament rather than his idols.<text:line-break/><text:line-break/>Shadrach was most popular in English speaking countries in the 19th century.<text:line-break/><text:line-break/>Shadrach is the name of a horse in a children's book well known in New Zealand, Bow Down Shadrach by Joy Cowley.</text:p>
      <text:p text:style-name="Standard"/>
      <text:p text:style-name="Standard"><text:line-break/></text:p>
      <text:p text:style-name="P4"><text:bookmark-start text:name="__DdeLink__6_1970109613"/><text:bookmark-start text:name="__DdeLink__2_1970109613"/></text:p>
      <text:p text:style-name="Standard"><text:bookmark-end text:name="__DdeLink__2_1970109613"/></text:p>
      <text:p text:style-name="Standard"><text:bookmark-end text:name="__DdeLink__6_1970109613"/>Mishael</text:p>
      <text:p text:style-name="Standard"/>
      <text:p text:style-name="Standard"><text:bookmark-start text:name="__DdeLink__0_1970109613"/>Strong's #: H4332</text:p>
      <text:p text:style-name="Standard">Gematria value: 381</text:p>
      <text:p text:style-name="Standard"><text:bookmark-end text:name="__DdeLink__0_1970109613"/></text:p>
      <text:p text:style-name="Standard"><text:soft-page-break/></text:p>
      <text:p text:style-name="P7"><text:span text:style-name="T1">Miysha'el {mee-shaw-ale'}</text:span> from 04310 and 0410 with the abbrev. insep. relatively [see 0834] interposed;; n pr m AV - Mishael 7; 7 Mishael = "who is what God is" 1) the godly friend of Daniel who Nebuchadnezzar renamed Mesh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2) a son of Uzziel and a cousin of Moses and Aaron 3) one of those who stood at the left hand of Ezra when he read the law to the people </text:p>
      <text:p text:style-name="Text_20_body"><text:span text:style-name="T1"/></text:p>
      <text:p text:style-name="P6">Gematria: 381 </text:p>
      <text:p text:style-name="Standard"/>
      <text:p text:style-name="Standard"/>
      <text:p text:style-name="P1">Meshach</text:p>
      <text:p text:style-name="Standard">Strong's #: H4335</text:p>
      <text:p text:style-name="P7"><text:span text:style-name="T1">Meyshak {may-shak'}</text:span> borrowed from 04336;; n pr m AV - Meshach 1; 1 Meshach = "guest of a king" 1) the godly friend of Daniel who Nebuchadnezzar renamed Meshach;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original name 'Mishael' </text:p>
      <text:p text:style-name="P7"><text:span text:style-name="T1"/></text:p>
      <text:p text:style-name="P6">Gematria: 370 </text:p>
      <text:p text:style-name="Standard"/>
      <text:p text:style-name="P4"><text:bookmark-start text:name="__DdeLink__11_1970109613"/><text:bookmark-start text:name="__DdeLink__2_19701096131"/></text:p>
      <text:p text:style-name="Standard"><text:bookmark-end text:name="__DdeLink__2_19701096131"/></text:p>
      <text:p text:style-name="Standard"><text:bookmark-end text:name="__DdeLink__11_1970109613"/></text:p>
      <text:p text:style-name="Standard"/>
      <text:p text:style-name="Standard">Azariah</text:p>
      <text:p text:style-name="Standard">Strong's #: H5838</text:p>
      <text:p text:style-name="Standard">Gematria value: 292</text:p>
      <text:p text:style-name="Standard"/>
      <text:p text:style-name="Standard"/>
      <text:p text:style-name="Standard"/>
      <text:p text:style-name="Standard"><text:span text:style-name="T1">`Azaryah {az-ar-yaw'} or </text:span><text:span text:style-name="T6">עזריהו </text:span><text:span text:style-name="T1">`Azaryahuw {az-ar-yaw'-hoo}</text:span> from 05826 and 03050;; n pr m AV - Azariah 48; 48 Azariah = "Jehovah has helped" 1) son of king Amaziah of Judah and king of Judah himself for 52 years; also 'Uzziah' 2) the godly friend of Daniel who Nebuchadnezzar renamed Abednego;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2a) also, 'Abednego' (05664 or 05665) 3) son of Nathan and an officer of Solomon; perhaps David's grandson and Solomon's nephew 4) a prophet in the days of king Asa of Judah 5) son of king Jehoshaphat of Judah and brother to 5 6) <text:soft-page-break/>another son of king Jehoshaphat of Judah and brother to 4 7) a priest, son of Ahimaaz, grandson of Zadok and high priest in the reign of king Solomon 8) the high priest in the reign of king Uzziah of Judah 9) a priest who sealed the covenant with Nehemiah; probably same as 18 10) a Kohathite Levite, father of Joel in the reign of king Hezekiah of Judah 11) a Merarite Levite, son of Jehalelel in the reign of king Hezekiah of Judah 12) a Kohathite Levite, son of Zephaniah and ancestor of Samuel the prophet 13) a Levite who helped Ezra in instructing the people in the law 14) son of Jeroham and one of the temple captains of Judah in the time of queen Athaliah; probably the same as 21 15) son of Maaseiah who repaired part of the wall of Jerusalem in the time of Nehemiah 16) one of the leaders who returned from Babylon with Zerubbabel 17) a man who assisted in the dedication of the wall of Jerusalem in the time of Nehemiah; probably the same as 10 18) son of Johanan, one of the captains of Ephraim in the reign of king Ahaz of Judah 19) a Judaite, son of Ethan of the sons of Zerah 20) a Judaite, son of Jehu of the family of the Jerahmee</text:p>
      <text:p text:style-name="Standard"/>
      <text:p text:style-name="Text_20_body"><text:span text:style-name="T1"/></text:p>
      <text:p text:style-name="P6">Gematria: 292 </text:p>
      <text:p text:style-name="P6"/>
      <text:p text:style-name="P6"/>
      <text:p text:style-name="P6"/>
      <text:p text:style-name="P5">Abednego</text:p>
      <text:p text:style-name="P5"/>
      <text:p text:style-name="P5"><text:bookmark-start text:name="__DdeLink__41_1970109613"/></text:p>
      <text:p text:style-name="P6"><text:bookmark-start text:name="__DdeLink__43_1970109613"/>Strong's #: H5664<text:bookmark-end text:name="__DdeLink__41_1970109613"/><text:bookmark-end text:name="__DdeLink__43_1970109613"/></text:p>
      <text:p text:style-name="Text_20_body"><text:span text:style-name="T4">`Abed Negow {ab-ade' neg-o'}</text:span><text:span text:style-name="T5"> the same as 05665;; n pr m AV - Abednego 1; 1 Abed-nego = "servant of Nebo" 1) the godly friend of Daniel who Nebuchadnezzar renamed Abednego;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also, 'Azariah' (05838 or 05839) </text:span></text:p>
      <text:p text:style-name="P6">Gematria: 135 </text:p>
      <text:p text:style-name="P6"/>
      <text:p text:style-name="P6">Strong's #: H5665</text:p>
      <text:p text:style-name="P6"><text:span text:style-name="T1">`Abed Negow' (Aramaic) {ab-ade' neg-o'}</text:span> of foreign origin;; n pr m AV - Abednego 14; 14 Abed-nego = "servant of Nebo" 1) the godly friend of Daniel who Nebuchadnezzar renamed Abednego; one of the three friends who with Daniel refused to make themselves unclean by eating food from the king's table which went against the dietary laws which God had given the Jews; also one of the three who were thrown into the fiery furnace for refusing to bow down to a graven image of Nebuchadnezzar and who were saved by the angel of the Lord 1a) also, 'Azariah' (05838 or 05839) </text:p>
      <text:p text:style-name="P6">Gematria: 136 </text:p>
      <text:p text:style-name="P6"/>
      <text:p text:style-name="P6"/>
      <text:p text:style-name="P6"/>
      <text:p text:style-name="P4"><text:bookmark-start text:name="__DdeLink__25_1970109613"/><text:bookmark-start text:name="__DdeLink__19_1970109613"/><text:bookmark-start text:name="__DdeLink__2_197010961311"/><text:soft-page-break/></text:p>
      <text:p text:style-name="Standard"><text:bookmark-end text:name="__DdeLink__19_1970109613"/><text:bookmark-end text:name="__DdeLink__2_197010961311"/></text:p>
      <text:p text:style-name="P2"><text:bookmark-end text:name="__DdeLink__25_1970109613"/><text:span text:style-name="T1"/></text:p>
      <text:p text:style-name="P2"><text:span text:style-name="T1">Melzar</text:span></text:p>
      <text:p text:style-name="P2">Strong's #: H4453</text:p>
      <text:p text:style-name="P2">Gematria value: 360</text:p>
      <text:p text:style-name="P2"/>
      <text:p text:style-name="P2"><text:span text:style-name="T1">meltsar {mel-tsawr'}</text:span> of Persian derivation; TWOT - 1206; n m AV - Melzar 2; 2 1) guardian, an officer of the court 1a) meaning dubious </text:p>
      <text:p text:style-name="P2"/>
      <text:p text:style-name="P2">Gematria: 360 </text:p>
      <text:p text:style-name="P2"><text:bookmark-start text:name="__DdeLink__33_1970109613"/></text:p>
      <text:p text:style-name="P4"><text:bookmark-start text:name="__DdeLink__19_19701096131"/><text:bookmark-start text:name="__DdeLink__2_1970109613111"/></text:p>
      <text:p text:style-name="Standard"><text:bookmark-end text:name="__DdeLink__19_19701096131"/><text:bookmark-end text:name="__DdeLink__2_1970109613111"/></text:p>
      <text:p text:style-name="P2"><text:bookmark-end text:name="__DdeLink__33_1970109613"/></text:p>
      <text:p text:style-name="P1">Arioch</text:p>
      <text:p text:style-name="P2">Strong's #: H0746</text:p>
      <text:p text:style-name="P2"/>
      <text:p text:style-name="P6"><text:span text:style-name="T1">'Aryowk {ar-yoke'}</text:span> of foreign origin;; n pr m AV - Arioch 7; 7 Arioch = "lion-like" 1) the ancient king of Ellasar, ally of Chedorlaomer 2) the chief of the executioners for Nebuchadnezzar </text:p>
      <text:p text:style-name="Text_20_body"><text:span text:style-name="T1"/></text:p>
      <text:p text:style-name="P6">Gematria: 237 </text:p>
      <text:p text:style-name="P4"><text:bookmark-start text:name="__DdeLink__19_197010961312"/><text:bookmark-start text:name="__DdeLink__2_19701096131112"/></text:p>
      <text:p text:style-name="Standard"><text:bookmark-end text:name="__DdeLink__19_197010961312"/><text:bookmark-end text:name="__DdeLink__2_19701096131112"/></text:p>
      <text:p text:style-name="P2"><text:bookmark-start text:name="__DdeLink__19_197010961311"/><text:bookmark-start text:name="__DdeLink__2_19701096131111"/><text:span text:style-name="T1"/></text:p>
      <text:p text:style-name="Standard"/>
      <text:p text:style-name="Standard"><text:bookmark-end text:name="__DdeLink__19_197010961311"/><text:bookmark-end text:name="__DdeLink__2_19701096131111"/></text:p>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tyle:font-size-asian="14pt" style:font-weight-asian="bold" style:font-name-complex="Lohit Hindi"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1-28T01:36:40</meta:creation-date>
    <dc:date>2013-01-28T04:35:38</dc:date>
    <dc:creator>Ryan </dc:creator>
    <meta:editing-duration>PT2H13M28S</meta:editing-duration>
    <meta:editing-cycles>6</meta:editing-cycles>
    <meta:generator>LibreOffice/3.4$Unix LibreOffice_project/340m1$Build-1505</meta:generator>
    <meta:document-statistic meta:table-count="0" meta:image-count="0" meta:object-count="0" meta:page-count="6" meta:paragraph-count="68" meta:word-count="1890" meta:character-count="10690" meta:non-whitespace-character-count="8839"/>
  </office:meta>
</office:document-meta>
</file>